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TablePreview2.svm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="solid" draw:fill-color="#99ccff" draw:textarea-vertical-align="middle"/>
    </style:style>
    <style:style style:name="gr4" style:family="graphic" style:parent-style-name="standard">
      <style:graphic-properties draw:fill="solid" draw:fill-color="#ff9966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ffcc99" draw:textarea-vertical-align="middle"/>
    </style:style>
    <style:style style:name="gr7" style:family="graphic" style:parent-style-name="standard">
      <style:graphic-properties draw:fill="solid" draw:fill-color="#ff9966" draw:textarea-vertical-align="middle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textarea-vertical-align="top" fo:min-height="7.85cm"/>
    </style:style>
    <style:style style:name="gr9" style:family="graphic" style:parent-style-name="standard">
      <style:graphic-properties draw:fill="solid" draw:fill-color="#cfe7f5" draw:textarea-vertical-align="middle"/>
    </style:style>
    <style:style style:name="gr10" style:family="graphic" style:parent-style-name="standard">
      <style:graphic-properties draw:fill="solid" draw:fill-color="#99ccff" draw:textarea-vertical-align="middle"/>
    </style:style>
    <style:style style:name="gr11" style:family="graphic" style:parent-style-name="standard">
      <style:graphic-properties draw:fill="solid" draw:fill-color="#00dcff" draw:textarea-vertical-align="middle"/>
    </style:style>
    <style:style style:name="gr12" style:family="graphic" style:parent-style-name="standard">
      <style:graphic-properties draw:fill="solid" draw:fill-color="#00dcff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draw:fill="solid" draw:textarea-horizontal-align="justify" draw:textarea-vertical-align="middle" draw:auto-grow-height="false" fo:wrap-option="wrap"/>
    </style:style>
    <style:style style:name="co1" style:family="table-column">
      <style:table-column-properties style:column-width="0.921cm" style:use-optimal-column-width="false"/>
    </style:style>
    <style:style style:name="co2" style:family="table-column">
      <style:table-column-properties style:column-width="16.986cm" style:use-optimal-column-width="false"/>
    </style:style>
    <style:style style:name="co3" style:family="table-column">
      <style:table-column-properties style:column-width="7.297cm" style:use-optimal-column-width="false"/>
    </style:style>
    <style:style style:name="co4" style:family="table-column">
      <style:table-column-properties style:column-width="7.049cm" style:use-optimal-column-width="false"/>
    </style:style>
    <style:style style:name="co5" style:family="table-column">
      <style:table-column-properties style:column-width="7.05cm" style:use-optimal-column-width="false"/>
    </style:style>
    <style:style style:name="ro1" style:family="table-row">
      <style:table-row-properties style:row-height="0.993cm"/>
    </style:style>
    <style:style style:name="ro2" style:family="table-row">
      <style:table-row-properties style:row-height="0.973cm"/>
    </style:style>
    <style:style style:name="ro3" style:family="table-row">
      <style:table-row-properties style:row-height="1.23cm"/>
    </style:style>
    <style:style style:name="ro4" style:family="table-row">
      <style:table-row-properties style:row-height="1.251cm"/>
    </style:style>
    <style:style style:name="ro5" style:family="table-row">
      <style:table-row-properties style:row-height="1.396cm"/>
    </style:style>
    <style:style style:name="ro6" style:family="table-row">
      <style:table-row-properties style:row-height="6.827cm"/>
    </style:style>
    <style:style style:name="ce1" style:family="table-cell">
      <style:graphic-properties style:repeat="repeat"/>
      <style:paragraph-properties fo:text-align="center" fo:border-left="0.001cm solid #ffffff" fo:border-right="0.001cm solid #ffffff" fo:border-top="0.001cm solid #ffffff" fo:border-bottom="0.001cm solid #000000"/>
      <style:text-properties fo:font-weight="bold" style:font-weight-asian="bold" style:font-weight-complex="bold"/>
    </style:style>
    <style:style style:name="ce2" style:family="table-cell">
      <style:graphic-properties draw:fill="solid" draw:fill-color="#ffffff" style:repeat="repeat"/>
      <style:paragraph-properties fo:border="0.001cm solid #000000"/>
    </style:style>
    <style:style style:name="ce3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4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family="Consolas" style:font-family-generic="modern" style:font-pitch="fixe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family="Calibri" style:font-family-generic="swiss" style:font-pitch="variable" fo:font-size="22pt" style:font-size-asian="22pt" style:font-size-complex="22pt"/>
    </style:style>
    <style:style style:name="T2" style:family="text">
      <style:text-properties fo:font-family="Consolas" style:font-family-generic="modern" style:font-pitch="fixed" fo:font-size="12pt" style:font-size-asian="12pt" style:font-size-complex="12pt"/>
    </style:style>
    <style:style style:name="T3" style:family="text">
      <style:text-properties fo:font-family="Consolas" style:font-family-generic="modern" style:font-pitch="fixed" fo:font-size="10pt" style:font-size-asian="10pt" style:font-size-complex="10pt"/>
    </style:style>
    <style:style style:name="T4" style:family="text">
      <style:text-properties fo:font-family="Consolas" style:font-family-generic="modern" style:font-pitch="fixed" fo:font-size="14pt" fo:font-weight="bold" style:font-size-asian="14pt" style:font-weight-asian="bold" style:font-size-complex="14pt" style:font-weight-complex="bold"/>
    </style:style>
    <style:style style:name="T5" style:family="text">
      <style:text-properties fo:font-family="Consolas" style:font-family-generic="modern" style:font-pitch="fixed" fo:font-size="14pt" style:font-size-asian="14pt" style:font-size-complex="14pt"/>
    </style:style>
    <style:style style:name="T6" style:family="text">
      <style:text-properties fo:font-family="Consolas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family="Consolas" style:font-family-generic="modern" style:font-pitch="fixe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family="Consolas" style:font-family-generic="modern" style:font-pitch="fixed" fo:font-size="15pt" style:font-size-asian="15pt" style:font-size-complex="15pt"/>
    </style:style>
    <style:style style:name="T10" style:family="text">
      <style:text-properties fo:font-family="Consolas" style:font-family-generic="modern" style:font-pitch="fixed" fo:font-size="16pt" style:font-size-asian="16pt" style:font-size-complex="16pt"/>
    </style:style>
    <style:style style:name="T11" style:family="text">
      <style:text-properties fo:font-family="Consolas" style:font-family-generic="modern" style:font-pitch="fixed" fo:font-size="13pt" fo:font-weight="bold" style:font-size-asian="13pt" style:font-weight-asian="bold" style:font-size-complex="13pt" style:font-weight-complex="bold"/>
    </style:style>
    <style:style style:name="T12" style:family="text">
      <style:text-properties fo:font-family="Consolas" style:font-family-generic="modern" style:font-pitch="fixed" fo:font-size="13pt" style:font-size-asian="13pt" style:font-size-complex="13pt"/>
    </style:style>
    <style:style style:name="T13" style:family="text">
      <style:text-properties fo:font-family="Consolas" style:font-family-generic="modern" style:font-pitch="fixed" fo:font-size="13pt" fo:font-weight="normal" style:font-size-asian="13pt" style:font-weight-asian="normal" style:font-size-complex="13pt" style:font-weight-complex="normal"/>
    </style:style>
    <style:style style:name="T14" style:family="text">
      <style:text-properties fo:font-size="15pt" fo:font-weight="bold" style:font-size-asian="15pt" style:font-weight-asian="bold" style:font-size-complex="15pt" style:font-weight-complex="bold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22pt" fo:font-weight="bold" style:font-size-asian="22pt" style:font-weight-asian="bold" style:font-size-complex="22pt" style:font-weight-complex="bold"/>
    </style:style>
    <style:style style:name="T18" style:family="text">
      <style:text-properties fo:font-family="Consolas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9" style:family="text">
      <style:text-properties fo:font-size="40pt" style:font-size-asian="40pt" style:font-size-complex="40pt"/>
    </style:style>
    <style:style style:name="T20" style:family="text">
      <style:text-properties fo:font-size="48pt" style:font-size-asian="48pt" style:font-size-complex="48pt"/>
    </style:style>
    <style:style style:name="T21" style:family="text">
      <style:text-properties fo:font-size="36pt" fo:font-style="italic" style:font-size-asian="36pt" style:font-style-asian="italic" style:font-size-complex="36pt" style:font-style-complex="italic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family="Consolas" style:font-family-generic="modern" style:font-pitch="fixed" fo:font-size="16pt" fo:font-weight="bold" style:font-size-asian="16pt" style:font-weight-asian="bold" style:font-size-complex="16pt" style:font-weight-complex="bold"/>
    </style:style>
    <style:style style:name="T24" style:family="text">
      <style:text-properties fo:font-size="16pt" fo:font-style="italic" style:font-size-asian="16pt" style:font-style-asian="italic" style:font-size-complex="16pt" style:font-style-complex="italic"/>
    </style:style>
    <style:style style:name="T25" style:family="text">
      <style:text-properties fo:font-size="16pt" fo:font-style="normal" style:font-size-asian="16pt" style:font-style-asian="normal" style:font-size-complex="16pt" style:font-style-complex="normal"/>
    </style:style>
    <style:style style:name="T26" style:family="text">
      <style:text-properties fo:font-family="Consolas" style:font-family-generic="modern" style:font-pitch="fixed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9cm" svg:height="1.9cm" svg:x="2.2cm" svg:y="9.8cm">
          <text:p text:style-name="P1"><text:span text:style-name="T1">0</text:span></text:p>
          <text:p text:style-name="P1"><text:span text:style-name="T2">long someVal</text:span></text:p>
        </draw:rect>
        <draw:rect draw:style-name="gr1" draw:text-style-name="P1" draw:layer="layout" svg:width="2.9cm" svg:height="1.9cm" svg:x="10.9cm" svg:y="9.8cm">
          <text:p text:style-name="P1"><text:span text:style-name="T1">3</text:span></text:p>
          <text:p text:style-name="P1"><text:span text:style-name="T3">twoMoreVals[0]</text:span></text:p>
        </draw:rect>
        <draw:rect draw:style-name="gr2" draw:text-style-name="P1" draw:layer="layout" svg:width="2.9cm" svg:height="1.9cm" svg:x="19.6cm" svg:y="9.8cm">
          <text:p text:style-name="P1"><text:span text:style-name="T1">6</text:span></text:p>
          <text:p text:style-name="P1"><text:span text:style-name="T2">pts[0].x</text:span></text:p>
        </draw:rect>
        <draw:rect draw:style-name="gr2" draw:text-style-name="P1" draw:layer="layout" svg:width="2.9cm" svg:height="1.9cm" svg:x="2.2cm" svg:y="12.8cm">
          <text:p text:style-name="P1"><text:span text:style-name="T1">8</text:span></text:p>
          <text:p text:style-name="P1"><text:span text:style-name="T2">pts[1].x</text:span></text:p>
        </draw:rect>
        <draw:rect draw:style-name="gr2" draw:text-style-name="P1" draw:layer="layout" svg:width="2.9cm" svg:height="1.9cm" svg:x="5.1cm" svg:y="12.8cm">
          <text:p text:style-name="P1"><text:span text:style-name="T1">9</text:span></text:p>
          <text:p text:style-name="P1"><text:span text:style-name="T2">pts[1].y</text:span></text:p>
        </draw:rect>
        <draw:rect draw:style-name="gr3" draw:text-style-name="P1" draw:layer="layout" svg:width="2.9cm" svg:height="1.9cm" svg:x="8cm" svg:y="12.8cm">
          <text:p text:style-name="P1"><text:span text:style-name="T1">10</text:span></text:p>
          <text:p text:style-name="P1"><text:span text:style-name="T2">prcOptional</text:span></text:p>
        </draw:rect>
        <draw:rect draw:style-name="gr2" draw:text-style-name="P1" draw:layer="layout" svg:width="2.9cm" svg:height="1.9cm" svg:x="10.9cm" svg:y="12.8cm">
          <text:p text:style-name="P1"><text:span text:style-name="T1">11 .. 20</text:span></text:p>
          <text:p text:style-name="P1"><text:span text:style-name="T2">extra</text:span></text:p>
        </draw:rect>
        <draw:rect draw:style-name="gr3" draw:text-style-name="P1" draw:layer="layout" svg:width="2.9cm" svg:height="1.9cm" svg:x="13.8cm" svg:y="12.8cm">
          <text:p text:style-name="P1"><text:span text:style-name="T1">21</text:span></text:p>
          <text:p text:style-name="P1"><text:span text:style-name="T2">pLong</text:span></text:p>
        </draw:rect>
        <draw:rect draw:style-name="gr1" draw:text-style-name="P1" draw:layer="layout" svg:width="2.9cm" svg:height="1.9cm" svg:x="13.8cm" svg:y="9.8cm">
          <text:p text:style-name="P1"><text:span text:style-name="T1">4</text:span></text:p>
          <text:p text:style-name="P1"><text:span text:style-name="T3">twoMoreVals[1]</text:span></text:p>
        </draw:rect>
        <draw:rect draw:style-name="gr2" draw:text-style-name="P1" draw:layer="layout" svg:width="2.9cm" svg:height="1.9cm" svg:x="16.7cm" svg:y="9.8cm">
          <text:p text:style-name="P1"><text:span text:style-name="T1">5</text:span></text:p>
          <text:p text:style-name="P1"><text:span text:style-name="T2">*pval</text:span></text:p>
        </draw:rect>
        <draw:rect draw:style-name="gr2" draw:text-style-name="P1" draw:layer="layout" svg:width="2.9cm" svg:height="1.9cm" svg:x="16.7cm" svg:y="12.8cm">
          <text:p text:style-name="P1"><text:span text:style-name="T1">22 .. 25</text:span></text:p>
          <text:p text:style-name="P1"><text:span text:style-name="T2">*prcOptional</text:span></text:p>
        </draw:rect>
        <draw:rect draw:style-name="gr4" draw:text-style-name="P1" draw:layer="layout" svg:width="2.9cm" svg:height="1.9cm" svg:x="5.1cm" svg:y="9.8cm">
          <text:p text:style-name="P1"><text:span text:style-name="T1">1</text:span></text:p>
          <text:p text:style-name="P1"><text:span text:style-name="T2">pval</text:span></text:p>
        </draw:rect>
        <draw:rect draw:style-name="gr4" draw:text-style-name="P1" draw:layer="layout" svg:width="2.9cm" svg:height="1.9cm" svg:x="8cm" svg:y="9.8cm">
          <text:p text:style-name="P1"><text:span text:style-name="T1">2</text:span></text:p>
          <text:p text:style-name="P1"><text:span text:style-name="T2">tts</text:span></text:p>
        </draw:rect>
        <draw:rect draw:style-name="gr2" draw:text-style-name="P1" draw:layer="layout" svg:width="2.9cm" svg:height="1.9cm" svg:x="19.6cm" svg:y="12.8cm">
          <text:p text:style-name="P1"><text:span text:style-name="T1">26</text:span></text:p>
          <text:p text:style-name="P1"><text:span text:style-name="T2">*pLong</text:span></text:p>
        </draw:rect>
        <draw:frame draw:style-name="gr5" draw:text-style-name="P2" draw:layer="layout" svg:width="25.429cm" svg:height="5.636cm" svg:x="1cm" svg:y="1.044cm">
          <draw:text-box>
            <text:p><text:span text:style-name="T4">struct</text:span><text:span text:style-name="T5"> TwoTierStruct</text:span></text:p>
            <text:p><text:span text:style-name="T5">{</text:span></text:p>
            <text:p><text:span text:style-name="T5"><text:s text:c="4"/></text:span><text:span text:style-name="T5">POINT[2] pts;</text:span></text:p>
            <text:p><text:span text:style-name="T5"><text:s text:c="4"/></text:span><text:span text:style-name="T5">RECT * <text:s text:c="2"/>prcOptional;</text:span></text:p>
            <text:p><text:span text:style-name="T5"><text:s text:c="4"/></text:span><text:span text:style-name="T4">long</text:span><text:span text:style-name="T6">[10]</text:span><text:span text:style-name="T5"> extra;</text:span></text:p>
            <text:p><text:span text:style-name="T5"><text:s text:c="4"/></text:span><text:span text:style-name="T4">long</text:span><text:span text:style-name="T5"> * <text:s text:c="2"/>pLong;</text:span></text:p>
            <text:p><text:span text:style-name="T5">}</text:span></text:p>
            <text:p><text:span text:style-name="T7"/></text:p>
            <text:p><text:span text:style-name="T5">dll </text:span><text:span text:style-name="T4">long</text:span><text:span text:style-name="T5"> ThreeTierFunc(</text:span><text:span text:style-name="T4">long</text:span><text:span text:style-name="T5"> someVal, </text:span><text:span text:style-name="T4">long</text:span><text:span text:style-name="T5"> * pval, TwoTierStruct * tts, </text:span><text:span text:style-name="T4">long</text:span><text:span text:style-name="T5">[2] twoMoreVals);</text:span></text:p>
          </draw:text-box>
        </draw:frame>
        <draw:rect draw:style-name="gr2" draw:text-style-name="P1" draw:layer="layout" svg:width="2.9cm" svg:height="1.9cm" svg:x="22.5cm" svg:y="9.8cm">
          <text:p text:style-name="P1"><text:span text:style-name="T1">7</text:span></text:p>
          <text:p text:style-name="P1"><text:span text:style-name="T2">pts[0].y</text:span></text:p>
        </draw:rect>
        <draw:rect draw:style-name="gr6" draw:text-style-name="P1" draw:layer="layout" svg:width="0.5cm" svg:height="0.5cm" svg:x="1.2cm" svg:y="17.5cm">
          <text:p/>
        </draw:rect>
        <draw:rect draw:style-name="gr7" draw:text-style-name="P1" draw:layer="layout" svg:width="0.5cm" svg:height="0.5cm" svg:x="1.199cm" svg:y="18.199cm">
          <text:p/>
        </draw:rect>
        <draw:frame draw:style-name="gr5" draw:layer="layout" svg:width="7.932cm" svg:height="0.882cm" svg:x="1.6cm" svg:y="17.237cm">
          <draw:text-box>
            <text:p><text:span text:style-name="T8">copy value straight onto stack</text:span></text:p>
          </draw:text-box>
        </draw:frame>
        <draw:frame draw:style-name="gr8" draw:text-style-name="P2" draw:layer="layout" svg:width="24.6cm" svg:height="8.1cm" svg:x="1.3cm" svg:y="7.2cm">
          <draw:text-box>
            <text:p><text:span text:style-name="T9">sizeDirect = 5</text:span></text:p>
            <text:p><text:span text:style-name="T9">ptr = { 1:5, 2:6, 10:22, 21:26 }</text:span></text:p>
            <text:p><text:span text:style-name="T9">data =</text:span></text:p>
            <text:p><text:span text:style-name="T7"/></text:p>
          </draw:text-box>
        </draw:frame>
        <draw:frame draw:style-name="gr5" draw:layer="layout" svg:width="12.804cm" svg:height="0.907cm" svg:x="1.6cm" svg:y="18.037cm">
          <draw:text-box>
            <text:p><text:span text:style-name="T8">set pointer to value from </text:span><text:span text:style-name="T10">ptr</text:span><text:span text:style-name="T8"> and copy onto stack</text:span></text:p>
          </draw:text-box>
        </draw:frame>
        <draw:rect draw:style-name="gr9" draw:text-style-name="P1" draw:layer="layout" svg:width="0.5cm" svg:height="0.5cm" svg:x="1.198cm" svg:y="18.899cm">
          <text:p/>
        </draw:rect>
        <draw:frame draw:style-name="gr5" draw:layer="layout" svg:width="2.068cm" svg:height="0.882cm" svg:x="1.599cm" svg:y="18.737cm">
          <draw:text-box>
            <text:p><text:span text:style-name="T8">ignore</text:span></text:p>
          </draw:text-box>
        </draw:frame>
        <draw:rect draw:style-name="gr10" draw:text-style-name="P1" draw:layer="layout" svg:width="0.5cm" svg:height="0.5cm" svg:x="1.198cm" svg:y="19.599cm">
          <text:p/>
        </draw:rect>
        <draw:frame draw:style-name="gr5" draw:layer="layout" svg:width="7.656cm" svg:height="0.907cm" svg:x="1.599cm" svg:y="19.437cm">
          <draw:text-box>
            <text:p><text:span text:style-name="T8">set pointer to offset from </text:span><text:span text:style-name="T10">ptr</text:span></text:p>
          </draw:text-box>
        </draw:frame>
      </draw:page>
      <draw:page draw:name="page2" draw:style-name="dp1" draw:master-page-name="Default">
        <draw:rect draw:style-name="gr1" draw:text-style-name="P1" draw:layer="layout" svg:width="2.9cm" svg:height="1.9cm" svg:x="2.601cm" svg:y="8.5cm">
          <text:p text:style-name="P1"><text:span text:style-name="T1">0</text:span></text:p>
          <text:p text:style-name="P1"><text:span text:style-name="T2">long someVal</text:span></text:p>
        </draw:rect>
        <draw:rect draw:style-name="gr1" draw:text-style-name="P1" draw:layer="layout" svg:width="2.9cm" svg:height="1.9cm" svg:x="11.301cm" svg:y="8.5cm">
          <text:p text:style-name="P1"><text:span text:style-name="T1">3</text:span></text:p>
          <text:p text:style-name="P1"><text:span text:style-name="T3">twoMoreVals[0]</text:span></text:p>
        </draw:rect>
        <draw:rect draw:style-name="gr2" draw:text-style-name="P1" draw:layer="layout" svg:width="2.9cm" svg:height="1.9cm" svg:x="20.001cm" svg:y="8.5cm">
          <text:p text:style-name="P1"><text:span text:style-name="T1">6</text:span></text:p>
          <text:p text:style-name="P1"><text:span text:style-name="T2">pts[0].x</text:span></text:p>
        </draw:rect>
        <draw:rect draw:style-name="gr2" draw:text-style-name="P1" draw:layer="layout" svg:width="2.9cm" svg:height="1.9cm" svg:x="2.601cm" svg:y="11.5cm">
          <text:p text:style-name="P1"><text:span text:style-name="T1">8</text:span></text:p>
          <text:p text:style-name="P1"><text:span text:style-name="T2">pts[1].x</text:span></text:p>
        </draw:rect>
        <draw:rect draw:style-name="gr2" draw:text-style-name="P1" draw:layer="layout" svg:width="2.9cm" svg:height="1.9cm" svg:x="5.501cm" svg:y="11.5cm">
          <text:p text:style-name="P1"><text:span text:style-name="T1">9</text:span></text:p>
          <text:p text:style-name="P1"><text:span text:style-name="T2">pts[1].y</text:span></text:p>
        </draw:rect>
        <draw:rect draw:style-name="gr3" draw:text-style-name="P1" draw:layer="layout" svg:width="2.9cm" svg:height="1.9cm" svg:x="8.401cm" svg:y="11.5cm">
          <text:p text:style-name="P1"><text:span text:style-name="T1">10</text:span></text:p>
          <text:p text:style-name="P1"><text:span text:style-name="T2">prcOptional</text:span></text:p>
        </draw:rect>
        <draw:rect draw:style-name="gr2" draw:text-style-name="P1" draw:layer="layout" svg:width="2.9cm" svg:height="1.9cm" svg:x="11.301cm" svg:y="11.5cm">
          <text:p text:style-name="P1"><text:span text:style-name="T1">11 .. 20</text:span></text:p>
          <text:p text:style-name="P1"><text:span text:style-name="T2">extra</text:span></text:p>
        </draw:rect>
        <draw:rect draw:style-name="gr11" draw:text-style-name="P1" draw:layer="layout" svg:width="2.9cm" svg:height="1.9cm" svg:x="14.201cm" svg:y="11.5cm">
          <text:p text:style-name="P1"><text:span text:style-name="T1">21</text:span></text:p>
          <text:p text:style-name="P1"><text:span text:style-name="T2">s</text:span></text:p>
        </draw:rect>
        <draw:rect draw:style-name="gr1" draw:text-style-name="P1" draw:layer="layout" svg:width="2.9cm" svg:height="1.9cm" svg:x="14.201cm" svg:y="8.5cm">
          <text:p text:style-name="P1"><text:span text:style-name="T1">4</text:span></text:p>
          <text:p text:style-name="P1"><text:span text:style-name="T3">twoMoreVals[1]</text:span></text:p>
        </draw:rect>
        <draw:rect draw:style-name="gr2" draw:text-style-name="P1" draw:layer="layout" svg:width="2.9cm" svg:height="1.9cm" svg:x="17.101cm" svg:y="8.5cm">
          <text:p text:style-name="P1"><text:span text:style-name="T1">5</text:span></text:p>
          <text:p text:style-name="P1"><text:span text:style-name="T2">*pval</text:span></text:p>
        </draw:rect>
        <draw:rect draw:style-name="gr2" draw:text-style-name="P1" draw:layer="layout" svg:width="2.9cm" svg:height="1.9cm" svg:x="20cm" svg:y="11.5cm">
          <text:p text:style-name="P1"><text:span text:style-name="T1">23 .. 26</text:span></text:p>
          <text:p text:style-name="P1"><text:span text:style-name="T2">*prcOptional</text:span></text:p>
        </draw:rect>
        <draw:rect draw:style-name="gr4" draw:text-style-name="P1" draw:layer="layout" svg:width="2.9cm" svg:height="1.9cm" svg:x="5.501cm" svg:y="8.5cm">
          <text:p text:style-name="P1"><text:span text:style-name="T1">1</text:span></text:p>
          <text:p text:style-name="P1"><text:span text:style-name="T2">pval</text:span></text:p>
        </draw:rect>
        <draw:rect draw:style-name="gr4" draw:text-style-name="P1" draw:layer="layout" svg:width="2.9cm" svg:height="1.9cm" svg:x="8.401cm" svg:y="8.5cm">
          <text:p text:style-name="P1"><text:span text:style-name="T1">2</text:span></text:p>
          <text:p text:style-name="P1"><text:span text:style-name="T2">tts</text:span></text:p>
        </draw:rect>
        <draw:rect draw:style-name="gr2" draw:text-style-name="P1" draw:layer="layout" svg:width="2.9cm" svg:height="1.9cm" svg:x="22.9cm" svg:y="11.5cm">
          <text:p text:style-name="P1"><text:span text:style-name="T1">27 ..</text:span></text:p>
          <text:p text:style-name="P1"><text:span text:style-name="T2">[strings]</text:span></text:p>
        </draw:rect>
        <draw:frame draw:style-name="gr5" draw:text-style-name="P2" draw:layer="layout" svg:width="23.481cm" svg:height="5.048cm" svg:x="1.001cm" svg:y="0.844cm">
          <draw:text-box>
            <text:p><text:span text:style-name="T11">struct</text:span><text:span text:style-name="T12"> TwoTierStructWithString</text:span></text:p>
            <text:p><text:span text:style-name="T12">{</text:span></text:p>
            <text:p><text:span text:style-name="T12"><text:s text:c="4"/></text:span><text:span text:style-name="T12">POINT[2] pts;</text:span></text:p>
            <text:p><text:span text:style-name="T12"><text:s text:c="4"/></text:span><text:span text:style-name="T12">RECT * <text:s text:c="2"/>prcOptional;</text:span></text:p>
            <text:p><text:span text:style-name="T12"><text:s text:c="4"/></text:span><text:span text:style-name="T11">long</text:span><text:span text:style-name="T13">[10]</text:span><text:span text:style-name="T12"> extra;</text:span></text:p>
            <text:p><text:span text:style-name="T12"><text:s text:c="4"/></text:span><text:span text:style-name="T11">string</text:span><text:span text:style-name="T12"> <text:s text:c="2"/>s;</text:span></text:p>
            <text:p><text:span text:style-name="T12"><text:s text:c="4"/></text:span><text:span text:style-name="T11">buffer</text:span><text:span text:style-name="T12"> <text:s text:c="2"/>b;</text:span></text:p>
            <text:p><text:span text:style-name="T12">}</text:span></text:p>
            <text:p><text:span text:style-name="T12">dll </text:span><text:span text:style-name="T11">long</text:span><text:span text:style-name="T12"> ThreeTierFunc(</text:span><text:span text:style-name="T11">long</text:span><text:span text:style-name="T12"> someVal, </text:span><text:span text:style-name="T11">long</text:span><text:span text:style-name="T12"> * pval, TwoTierStruct * tts, </text:span><text:span text:style-name="T11">long</text:span><text:span text:style-name="T12">[2] twoMoreVals);</text:span></text:p>
          </draw:text-box>
        </draw:frame>
        <draw:rect draw:style-name="gr2" draw:text-style-name="P1" draw:layer="layout" svg:width="2.9cm" svg:height="1.9cm" svg:x="22.901cm" svg:y="8.5cm">
          <text:p text:style-name="P1"><text:span text:style-name="T1">7</text:span></text:p>
          <text:p text:style-name="P1"><text:span text:style-name="T2">pts[0].y</text:span></text:p>
        </draw:rect>
        <draw:frame draw:style-name="gr8" draw:text-style-name="P2" draw:layer="layout" svg:width="24.6cm" svg:height="8.1cm" svg:x="1.701cm" svg:y="5.9cm">
          <draw:text-box>
            <text:p><text:span text:style-name="T9">sizeDirect = 5</text:span></text:p>
            <text:p><text:span text:style-name="T9">ptr = { 1:5, 2:6, 10:22, 21:-1, 22:-1 }</text:span></text:p>
            <text:p><text:span text:style-name="T9">data =</text:span></text:p>
            <text:p><text:span text:style-name="T7"/></text:p>
          </draw:text-box>
        </draw:frame>
        <draw:rect draw:style-name="gr11" draw:text-style-name="P1" draw:layer="layout" svg:width="2.9cm" svg:height="1.9cm" svg:x="17.1cm" svg:y="11.499cm">
          <text:p text:style-name="P1"><text:span text:style-name="T1">22</text:span></text:p>
          <text:p text:style-name="P1"><text:span text:style-name="T2">b</text:span></text:p>
        </draw:rect>
        <draw:frame draw:style-name="standard" draw:layer="layout" svg:width="25.203cm" svg:height="6.392cm" svg:x="1.388cm" svg:y="14.19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1"><text:span text:style-name="T14">Java</text:span><text:span text:style-name="T15"> </text:span></text:p>
              </table:table-cell>
              <table:table-cell>
                <text:p text:style-name="P1"><text:span text:style-name="T14">C++</text:span></text:p>
              </table:table-cell>
            </table:table-row>
            <table:table-row table:style-name="ro2" table:default-cell-style-name="ce2">
              <table:table-cell/>
              <table:table-cell>
                <text:p><text:span text:style-name="T16">marshall in direct data</text:span></text:p>
              </table:table-cell>
              <table:table-cell>
                <text:p><text:span text:style-name="T16">copy value straight onto stack</text:span></text:p>
              </table:table-cell>
            </table:table-row>
            <table:table-row table:style-name="ro3" table:default-cell-style-name="ce2">
              <table:table-cell/>
              <table:table-cell>
                <text:p><text:span text:style-name="T16">precomputing: precompute </text:span><text:span text:style-name="T2">ptr</text:span><text:span text:style-name="T16"> index, marshalling: skip</text:span></text:p>
              </table:table-cell>
              <table:table-cell>
                <text:p><text:span text:style-name="T16">set pointer to address given by </text:span><text:span text:style-name="T2">ptr</text:span><text:span text:style-name="T16"> and copy onto stack</text:span></text:p>
              </table:table-cell>
            </table:table-row>
            <table:table-row table:style-name="ro2" table:default-cell-style-name="ce2">
              <table:table-cell/>
              <table:table-cell>
                <text:p><text:span text:style-name="T16">marshall in indirect data</text:span></text:p>
              </table:table-cell>
              <table:table-cell>
                <text:p><text:span text:style-name="T16">ignore</text:span></text:p>
              </table:table-cell>
            </table:table-row>
            <table:table-row table:style-name="ro2" table:default-cell-style-name="ce2">
              <table:table-cell/>
              <table:table-cell>
                <text:p><text:span text:style-name="T16">precomputing: precompute </text:span><text:span text:style-name="T2">ptr</text:span><text:span text:style-name="T16"> index, marshalling: skip</text:span></text:p>
              </table:table-cell>
              <table:table-cell>
                <text:p><text:span text:style-name="T16">set pointer to offset from </text:span><text:span text:style-name="T2">ptr</text:span></text:p>
              </table:table-cell>
            </table:table-row>
            <table:table-row table:style-name="ro4" table:default-cell-style-name="ce2">
              <table:table-cell/>
              <table:table-cell>
                <text:p><text:span text:style-name="T16">determine appropriate </text:span><text:span text:style-name="T2">ptr</text:span><text:span text:style-name="T16"> indices based on variable-length string data (can't precompute </text:span><text:span text:style-name="T2">ptr</text:span><text:span text:style-name="T16"> before marshalling)</text:span></text:p>
              </table:table-cell>
              <table:table-cell>
                <text:p><text:span text:style-name="T16">set pointer to offset from </text:span><text:span text:style-name="T2">ptr</text:span></text:p>
              </table:table-cell>
            </table:table-row>
          </table:table>
          <draw:image xlink:href="Pictures/TablePreview1.svm" xlink:type="simple" xlink:show="embed" xlink:actuate="onLoad"/>
        </draw:frame>
        <draw:rect draw:style-name="gr6" draw:text-style-name="P1" draw:layer="layout" svg:width="0.5cm" svg:height="0.5cm" svg:x="1.6cm" svg:y="15.4cm">
          <text:p/>
        </draw:rect>
        <draw:rect draw:style-name="gr7" draw:text-style-name="P1" draw:layer="layout" svg:width="0.5cm" svg:height="0.5cm" svg:x="1.6cm" svg:y="16.3cm">
          <text:p/>
        </draw:rect>
        <draw:rect draw:style-name="gr9" draw:text-style-name="P1" draw:layer="layout" svg:width="0.5cm" svg:height="0.5cm" svg:x="1.6cm" svg:y="17.6cm">
          <text:p/>
        </draw:rect>
        <draw:rect draw:style-name="gr10" draw:text-style-name="P1" draw:layer="layout" svg:width="0.5cm" svg:height="0.5cm" svg:x="1.6cm" svg:y="18.5cm">
          <text:p/>
        </draw:rect>
        <draw:rect draw:style-name="gr12" draw:text-style-name="P1" draw:layer="layout" svg:width="0.5cm" svg:height="0.5cm" svg:x="1.6cm" svg:y="19.5cm">
          <text:p/>
        </draw:rect>
      </draw:page>
      <draw:page draw:name="page3" draw:style-name="dp1" draw:master-page-name="Default">
        <draw:frame draw:style-name="gr5" draw:text-style-name="P3" draw:layer="layout" svg:width="15.696cm" svg:height="1.166cm" svg:x="6.8cm" svg:y="1cm">
          <draw:text-box>
            <text:p><text:span text:style-name="T17">Meaning of the value -1 in </text:span><text:span text:style-name="T18">ptrArray</text:span><text:span text:style-name="T17"> tuple</text:span></text:p>
          </draw:text-box>
        </draw:frame>
        <draw:rect draw:style-name="gr2" draw:text-style-name="P1" xml:id="id4" draw:id="id4" draw:layer="layout" svg:width="3.3cm" svg:height="3.3cm" svg:x="10.8cm" svg:y="5.4cm">
          <text:p text:style-name="P1"><text:span text:style-name="T19">&gt;0</text:span></text:p>
        </draw:rect>
        <draw:rect draw:style-name="gr2" draw:text-style-name="P1" xml:id="id2" draw:id="id2" draw:layer="layout" svg:width="3.3cm" svg:height="3.3cm" svg:x="14.1cm" svg:y="5.4cm">
          <text:p text:style-name="P1"><text:span text:style-name="T20">-1</text:span></text:p>
        </draw:rect>
        <draw:frame draw:style-name="gr13" draw:text-style-name="P4" draw:layer="layout" svg:width="1cm" svg:height="1.673cm" svg:x="12.1cm" svg:y="3.927cm">
          <draw:text-box>
            <text:p text:style-name="P4"><text:span text:style-name="T21">i</text:span></text:p>
          </draw:text-box>
        </draw:frame>
        <draw:frame draw:style-name="gr13" draw:text-style-name="P4" draw:layer="layout" svg:width="2.4cm" svg:height="1.673cm" svg:x="14.6cm" svg:y="3.927cm">
          <draw:text-box>
            <text:p text:style-name="P4"><text:span text:style-name="T21">i+1</text:span></text:p>
          </draw:text-box>
        </draw:frame>
        <draw:frame draw:style-name="standard" xml:id="id1" draw:id="id1" draw:layer="layout" svg:width="14.098cm" svg:height="8.728cm" svg:x="12.834cm" svg:y="11.601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5" table:default-cell-style-name="ce3">
              <table:table-cell>
                <text:p text:style-name="P5"><text:span text:style-name="T22">Java</text:span></text:p>
              </table:table-cell>
              <table:table-cell>
                <text:p text:style-name="P5"><text:span text:style-name="T22">C++</text:span></text:p>
              </table:table-cell>
            </table:table-row>
            <table:table-row table:style-name="ro6" table:default-cell-style-name="ce4">
              <table:table-cell>
                <text:p><text:span text:style-name="T8">The exact index into the data array isn't known at the time the marshall plan is precomputed because the data pointed to is a variable length string.</text:span></text:p>
                <text:p/>
                <text:p><text:span text:style-name="T8">(-1 is replaced with the correct index at marshalling time).</text:span></text:p>
              </table:table-cell>
              <table:table-cell>
                <text:p><text:span text:style-name="T8">The value placed in the pointer variable identified by </text:span><text:span text:style-name="T23">ptrArray[i]</text:span><text:span text:style-name="T8"> (</text:span><text:span text:style-name="T24">ie</text:span><text:span text:style-name="T25"> the pointer should not be set to point to </text:span><text:span text:style-name="T26">&amp;data[ptrArray[i+1]]</text:span><text:span text:style-name="T25">.</text:span></text:p>
                <text:p><text:span text:style-name="T27"/></text:p>
                <text:p><text:span text:style-name="T25">This can happen when a NULL pointer is passed, or when an integer resource is passed.</text:span></text:p>
              </table:table-cell>
            </table:table-row>
          </table:table>
          <draw:image xlink:href="Pictures/TablePreview2.svm" xlink:type="simple" xlink:show="embed" xlink:actuate="onLoad"/>
        </draw:frame>
        <draw:connector draw:style-name="gr14" draw:text-style-name="P1" draw:layer="layout" svg:x1="19.883cm" svg:y1="11.601cm" svg:x2="15.75cm" svg:y2="8.7cm" draw:start-shape="id1" draw:start-glue-point="0" draw:end-shape="id2" draw:end-glue-point="2" svg:d="m19883 11601v-1450h-4133v-1451">
          <text:p/>
        </draw:connector>
        <draw:custom-shape draw:style-name="gr15" draw:text-style-name="P1" xml:id="id3" draw:id="id3" draw:layer="layout" svg:width="7.3cm" svg:height="2.1cm" svg:x="1.7cm" svg:y="10.7cm">
          <text:p text:style-name="P1"><text:span text:style-name="T28">This value will never be set to a negative number.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5.35cm" svg:y1="10.7cm" svg:x2="12.45cm" svg:y2="8.7cm" draw:start-shape="id3" draw:start-glue-point="0" draw:end-shape="id4" svg:d="m5350 10700v-999h7100v-1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02T12:59:49.26</meta:creation-date>
    <dc:date>2013-07-11T11:56:17.13</dc:date>
    <meta:editing-duration>PT5H10M7S</meta:editing-duration>
    <meta:editing-cycles>46</meta:editing-cycles>
    <meta:generator>OpenOffice.org/3.4.1$Win32 OpenOffice.org_project/341m1$Build-9593</meta:generator>
    <meta:document-statistic meta:object-count="58"/>
  </office:meta>
</office:document-meta>
</file>